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2.1693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5398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1.0008in"/>
    </style:style>
    <style:style style:name="co11" style:family="table-column">
      <style:table-column-properties fo:break-before="auto" style:column-width="1.1075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1.611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01mo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target_id</text:p>
          </table:table-cell>
          <table:table-cell office:value-type="string" calcext:value-type="string">
            <text:p>damage_class_id</text:p>
          </table:table-cell>
          <table:table-cell office:value-type="string" calcext:value-type="string">
            <text:p>effect_id</text:p>
          </table:table-cell>
          <table:table-cell office:value-type="string" calcext:value-type="string">
            <text:p>effect_chance</text:p>
          </table:table-cell>
          <table:table-cell office:value-type="string" calcext:value-type="string">
            <text:p>contest_type_id</text:p>
          </table:table-cell>
          <table:table-cell office:value-type="string" calcext:value-type="string">
            <text:p>contest_effect_id</text:p>
          </table:table-cell>
          <table:table-cell office:value-type="string" calcext:value-type="string">
            <text:p>super_contest_effect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rate-chop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uble-slap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et-punch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ga-punch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y-da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re-punch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-punch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under-punch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ce-grip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illot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zor-wind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words-dan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u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st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ing-attack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irlwin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ly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in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l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ne-whip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omp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uble-ki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ega-kick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mp-kick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lling-kick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d-attack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rn-attack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ury-atta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orn-dr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dy-slam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ke-dow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rash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uble-edge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il-whi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ison-sting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wineed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in-miss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oa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upersoni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onic-bo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cid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mber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lamethrower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is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ater-gun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ydro-pump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urf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ce-beam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lizzard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sybeam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ubble-beam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urora-beam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yper-beam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e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rill-peck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ubmission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ow-ki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ount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eismic-to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ength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bsorb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ega-drain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eech-seed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azor-leaf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olar-beam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oison-pow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un-spor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leep-powde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etal-dance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-sho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ragon-rag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ire-spin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hunder-shock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hunderbolt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hunder-wav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hunder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ock-throw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issur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ig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oxic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onfusion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sychic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ypnosis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editat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gility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uick-attac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a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elepor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ight-shad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imi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ouble-tea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eco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inim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mokescree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onfuse-ray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ithdraw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efense-cur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rri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ight-scree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az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eflec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ocus-energ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id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etronom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irror-mo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elf-destruc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gg-bomb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ic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mog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ludge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one-club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ire-blast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waterfall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lamp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wif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kull-bash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ike-canno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onstric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mnesia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kinesis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oft-boile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igh-jump-kick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l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ream-eater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oison-ga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arr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eech-life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ovely-kis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ky-attack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ansf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ubble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izzy-pun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or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flas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sywav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las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cid-armo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rabhammer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explosion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ry-swipe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onemerang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es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ock-slide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yper-fan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harpe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ri-attack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uper-fa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las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ubstitut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uggl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6T21:20:16.310693607</dc:date>
    <meta:editing-duration>PT57S</meta:editing-duration>
    <meta:editing-cycles>1</meta:editing-cycles>
    <meta:document-statistic meta:table-count="1" meta:cell-count="2100" meta:object-count="0"/>
    <meta:generator>LibreOffice/24.2.7.2$Linux_X86_64 LibreOffice_project/420$Build-2</meta:generator>
  </office:meta>
</office:document-meta>
</file>